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cm" svg:height="1cm" svg:x="13.357cm" svg:y="2cm">
          <text:p text:style-name="P1"><text:span text:style-name="T1">Root</text:span></text:p>
        </draw:rect>
        <draw:rect draw:style-name="gr1" draw:text-style-name="P2" xml:id="id2" draw:id="id2" draw:layer="layout" svg:width="2.5cm" svg:height="1cm" svg:x="13.1cm" svg:y="4.5cm">
          <text:p text:style-name="P1"><text:span text:style-name="T1">Web-Root</text:span></text:p>
        </draw:rect>
        <draw:connector draw:style-name="gr2" draw:text-style-name="P1" draw:layer="layout" svg:x1="14.357cm" svg:y1="3cm" svg:x2="14.35cm" svg:y2="4.5cm" draw:start-shape="id1" draw:start-glue-point="2" draw:end-shape="id2" draw:end-glue-point="0" svg:d="m14357 3000v750h-7v750">
          <text:p/>
        </draw:connector>
        <draw:rect draw:style-name="gr1" draw:text-style-name="P2" xml:id="id3" draw:id="id3" draw:layer="layout" svg:width="2.5cm" svg:height="1cm" svg:x="5.134cm" svg:y="7.026cm">
          <text:p text:style-name="P1"><text:span text:style-name="T1">application</text:span></text:p>
        </draw:rect>
        <draw:rect draw:style-name="gr1" draw:text-style-name="P2" xml:id="id4" draw:id="id4" draw:layer="layout" svg:width="2.5cm" svg:height="1cm" svg:x="9.833cm" svg:y="7.026cm">
          <text:p text:style-name="P1"><text:span text:style-name="T1">system</text:span></text:p>
        </draw:rect>
        <draw:rect draw:style-name="gr1" draw:text-style-name="P2" xml:id="id5" draw:id="id5" draw:layer="layout" svg:width="2.5cm" svg:height="1cm" svg:x="14.913cm" svg:y="7.026cm">
          <text:p text:style-name="P1"><text:span text:style-name="T1">user_guide</text:span></text:p>
        </draw:rect>
        <draw:custom-shape draw:style-name="gr3" draw:text-style-name="P2" xml:id="id6" draw:id="id6" draw:layer="layout" svg:width="2.54cm" svg:height="1.213cm" svg:x="19.826cm" svg:y="7.026cm">
          <text:p text:style-name="P1"><text:span text:style-name="T1">Index.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2" xml:id="id7" draw:id="id7" draw:layer="layout" svg:width="2.5cm" svg:height="1cm" svg:x="5.007cm" svg:y="10.593cm">
          <text:p text:style-name="P1"><text:span text:style-name="T1">controllers</text:span></text:p>
        </draw:rect>
        <draw:rect draw:style-name="gr1" draw:text-style-name="P2" xml:id="id8" draw:id="id8" draw:layer="layout" svg:width="2.5cm" svg:height="1cm" svg:x="9.706cm" svg:y="10.593cm">
          <text:p text:style-name="P1"><text:span text:style-name="T1">models</text:span></text:p>
        </draw:rect>
        <draw:rect draw:style-name="gr1" draw:text-style-name="P2" xml:id="id9" draw:id="id9" draw:layer="layout" svg:width="2.5cm" svg:height="1cm" svg:x="14.786cm" svg:y="10.593cm">
          <text:p text:style-name="P1"><text:span text:style-name="T1">views</text:span></text:p>
        </draw:rect>
        <draw:custom-shape draw:style-name="gr3" draw:text-style-name="P2" xml:id="id10" draw:id="id10" draw:layer="layout" svg:width="2.54cm" svg:height="1.213cm" svg:x="19.699cm" svg:y="10.593cm">
          <text:p text:style-name="P1"><text:span text:style-name="T1">.htacces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svg:x1="14.35cm" svg:y1="5.5cm" svg:x2="6.384cm" svg:y2="7.026cm" draw:start-shape="id2" draw:start-glue-point="2" draw:end-shape="id3" draw:end-glue-point="0" svg:d="m14350 5500v763h-7966v763">
          <text:p/>
        </draw:connector>
        <draw:connector draw:style-name="gr2" draw:text-style-name="P1" draw:layer="layout" svg:x1="14.35cm" svg:y1="5.5cm" svg:x2="11.083cm" svg:y2="7.026cm" draw:start-shape="id2" draw:end-shape="id4" draw:end-glue-point="0" svg:d="m14350 5500v763h-3267v763">
          <text:p/>
        </draw:connector>
        <draw:connector draw:style-name="gr2" draw:text-style-name="P1" draw:layer="layout" svg:x1="14.35cm" svg:y1="5.5cm" svg:x2="16.163cm" svg:y2="7.026cm" draw:start-shape="id2" draw:end-shape="id5" draw:end-glue-point="0" svg:d="m14350 5500v763h1813v763">
          <text:p/>
        </draw:connector>
        <draw:connector draw:style-name="gr2" draw:text-style-name="P1" draw:layer="layout" svg:x1="14.35cm" svg:y1="5.5cm" svg:x2="21.096cm" svg:y2="7.026cm" draw:start-shape="id2" draw:start-glue-point="2" draw:end-shape="id6" draw:end-glue-point="4" svg:d="m14350 5500v763h6746v763">
          <text:p/>
        </draw:connector>
        <draw:connector draw:style-name="gr2" draw:text-style-name="P1" draw:layer="layout" svg:x1="6.384cm" svg:y1="8.026cm" svg:x2="6.257cm" svg:y2="10.593cm" draw:start-shape="id3" draw:start-glue-point="2" draw:end-shape="id7" draw:end-glue-point="0" svg:d="m6384 8026v1284h-127v1283">
          <text:p/>
        </draw:connector>
        <draw:connector draw:style-name="gr2" draw:text-style-name="P1" draw:layer="layout" svg:x1="6.384cm" svg:y1="8.026cm" svg:x2="10.956cm" svg:y2="10.593cm" draw:start-shape="id3" draw:end-shape="id8" draw:end-glue-point="0" svg:d="m6384 8026v1284h4572v1283">
          <text:p/>
        </draw:connector>
        <draw:connector draw:style-name="gr2" draw:text-style-name="P1" draw:layer="layout" svg:x1="6.384cm" svg:y1="8.026cm" svg:x2="16.036cm" svg:y2="10.593cm" draw:start-shape="id3" draw:end-shape="id9" draw:end-glue-point="0" svg:d="m6384 8026v1284h9652v1283">
          <text:p/>
        </draw:connector>
        <draw:connector draw:style-name="gr2" draw:text-style-name="P1" draw:layer="layout" svg:x1="6.384cm" svg:y1="8.026cm" svg:x2="20.969cm" svg:y2="10.593cm" draw:start-shape="id3" draw:end-shape="id10" draw:end-glue-point="4" svg:d="m6384 8026v1283h14585v1284">
          <text:p/>
        </draw:connector>
        <draw:frame draw:style-name="gr4" draw:text-style-name="P1" draw:layer="layout" svg:width="18.415cm" svg:height="1.016cm" svg:x="4.98cm" svg:y="15.478cm">
          <draw:text-box>
            <text:p text:style-name="P1">Standard CodeIgniter Directory Structure</text:p>
          </draw:text-box>
        </draw:frame>
      </draw:page>
      <draw:page draw:name="page2" draw:style-name="dp1" draw:master-page-name="Default">
        <draw:rect draw:style-name="gr1" draw:text-style-name="P2" xml:id="id15" draw:id="id15" draw:layer="layout" svg:width="2cm" svg:height="1cm" svg:x="13.357cm" svg:y="2cm">
          <text:p text:style-name="P1"><text:span text:style-name="T1">Root</text:span></text:p>
        </draw:rect>
        <draw:rect draw:style-name="gr1" draw:text-style-name="P2" xml:id="id11" draw:id="id11" draw:layer="layout" svg:width="2.5cm" svg:height="1cm" svg:x="4.977cm" svg:y="6.229cm">
          <text:p text:style-name="P1"><text:span text:style-name="T1">application</text:span></text:p>
        </draw:rect>
        <draw:rect draw:style-name="gr1" draw:text-style-name="P2" xml:id="id16" draw:id="id16" draw:layer="layout" svg:width="2.5cm" svg:height="1cm" svg:x="18.312cm" svg:y="4.029cm">
          <text:p text:style-name="P1"><text:span text:style-name="T1">system</text:span></text:p>
        </draw:rect>
        <draw:custom-shape draw:style-name="gr3" draw:text-style-name="P2" xml:id="id36" draw:id="id36" draw:layer="layout" svg:width="2.54cm" svg:height="1.213cm" svg:x="21.226cm" svg:y="6.326cm">
          <text:p text:style-name="P1"><text:span text:style-name="T1">Index.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2" xml:id="id14" draw:id="id14" draw:layer="layout" svg:width="2.5cm" svg:height="1cm" svg:x="1.983cm" svg:y="8.893cm">
          <text:p text:style-name="P1"><text:span text:style-name="T1">controllers</text:span></text:p>
        </draw:rect>
        <draw:rect draw:style-name="gr1" draw:text-style-name="P2" xml:id="id13" draw:id="id13" draw:layer="layout" svg:width="2.5cm" svg:height="1cm" svg:x="5.483cm" svg:y="8.893cm">
          <text:p text:style-name="P1"><text:span text:style-name="T1">models</text:span></text:p>
        </draw:rect>
        <draw:rect draw:style-name="gr1" draw:text-style-name="P2" xml:id="id12" draw:id="id12" draw:layer="layout" svg:width="2.5cm" svg:height="1cm" svg:x="9.023cm" svg:y="8.893cm">
          <text:p text:style-name="P1"><text:span text:style-name="T1">views</text:span></text:p>
        </draw:rect>
        <draw:custom-shape draw:style-name="gr3" draw:text-style-name="P2" xml:id="id37" draw:id="id37" draw:layer="layout" svg:width="2.54cm" svg:height="1.213cm" svg:x="24.399cm" svg:y="6.293cm">
          <text:p text:style-name="P1"><text:span text:style-name="T1">.htacces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svg:x1="6.227cm" svg:y1="7.229cm" svg:x2="10.273cm" svg:y2="8.893cm" draw:start-shape="id11" draw:end-shape="id12" draw:end-glue-point="0" svg:d="m6227 7229v832h4046v832">
          <text:p/>
        </draw:connector>
        <draw:frame draw:style-name="gr4" draw:text-style-name="P1" draw:layer="layout" svg:width="18.415cm" svg:height="1.016cm" svg:x="4.98cm" svg:y="18.478cm">
          <draw:text-box>
            <text:p text:style-name="P1">Sportz Project Directory Structure</text:p>
          </draw:text-box>
        </draw:frame>
        <draw:rect draw:style-name="gr1" draw:text-style-name="P2" xml:id="id35" draw:id="id35" draw:layer="layout" svg:width="3.262cm" svg:height="1cm" svg:x="8.825cm" svg:y="6.229cm">
          <text:p text:style-name="P1"><text:span text:style-name="T1">docs</text:span></text:p>
          <text:p text:style-name="P1"><text:span text:style-name="T1">(documentation)</text:span></text:p>
        </draw:rect>
        <draw:connector draw:style-name="gr2" draw:text-style-name="P1" draw:layer="layout" svg:x1="6.227cm" svg:y1="7.229cm" svg:x2="6.733cm" svg:y2="8.893cm" draw:start-shape="id11" draw:start-glue-point="2" draw:end-shape="id13" svg:d="m6227 7229v832h506v832">
          <text:p/>
        </draw:connector>
        <draw:connector draw:style-name="gr2" draw:text-style-name="P1" draw:layer="layout" svg:x1="6.227cm" svg:y1="7.229cm" svg:x2="3.233cm" svg:y2="8.893cm" draw:start-shape="id11" draw:start-glue-point="2" draw:end-shape="id14" draw:end-glue-point="0" svg:d="m6227 7229v832h-2994v832">
          <text:p/>
        </draw:connector>
        <draw:connector draw:style-name="gr2" draw:text-style-name="P1" draw:layer="layout" svg:x1="14.357cm" svg:y1="3cm" svg:x2="19.562cm" svg:y2="4.029cm" draw:start-shape="id15" draw:start-glue-point="2" draw:end-shape="id16" draw:end-glue-point="0" svg:d="m14357 3000v515h5205v514">
          <text:p/>
        </draw:connector>
        <draw:rect draw:style-name="gr1" draw:text-style-name="P2" xml:id="id27" draw:id="id27" draw:layer="layout" svg:width="2.5cm" svg:height="1cm" svg:x="17.983cm" svg:y="6.35cm">
          <text:p text:style-name="P1"><text:span text:style-name="T1">css</text:span></text:p>
        </draw:rect>
        <draw:rect draw:style-name="gr1" draw:text-style-name="P2" xml:id="id24" draw:id="id24" draw:layer="layout" svg:width="2.5cm" svg:height="1cm" svg:x="13.716cm" svg:y="8.171cm">
          <text:p text:style-name="P1"><text:span text:style-name="T1">images</text:span></text:p>
        </draw:rect>
        <draw:rect draw:style-name="gr1" draw:text-style-name="P2" xml:id="id25" draw:id="id25" draw:layer="layout" svg:width="2.5cm" svg:height="1cm" svg:x="14.468cm" svg:y="10.057cm">
          <text:p text:style-name="P1"><text:span text:style-name="T1">main</text:span></text:p>
        </draw:rect>
        <draw:rect draw:style-name="gr1" draw:text-style-name="P2" xml:id="id23" draw:id="id23" draw:layer="layout" svg:width="2.5cm" svg:height="1cm" svg:x="13.161cm" svg:y="6.265cm">
          <text:p text:style-name="P1"><text:span text:style-name="T1">assets</text:span></text:p>
        </draw:rect>
        <draw:rect draw:style-name="gr1" draw:text-style-name="P2" xml:id="id26" draw:id="id26" draw:layer="layout" svg:width="2.5cm" svg:height="1.016cm" svg:x="14.468cm" svg:y="13.365cm">
          <text:p text:style-name="P1"><text:span text:style-name="T1">basketball</text:span></text:p>
        </draw:rect>
        <draw:rect draw:style-name="gr1" draw:text-style-name="P2" xml:id="id17" draw:id="id17" draw:layer="layout" svg:width="2.5cm" svg:height="1cm" svg:x="2.016cm" svg:y="11.152cm">
          <text:p text:style-name="P1"><text:span text:style-name="T1">main</text:span></text:p>
        </draw:rect>
        <draw:rect draw:style-name="gr1" draw:text-style-name="P2" xml:id="id18" draw:id="id18" draw:layer="layout" svg:width="2.5cm" svg:height="1.016cm" svg:x="2.016cm" svg:y="14.56cm">
          <text:p text:style-name="P1"><text:span text:style-name="T1">basketball</text:span></text:p>
        </draw:rect>
        <draw:rect draw:style-name="gr1" draw:text-style-name="P2" xml:id="id19" draw:id="id19" draw:layer="layout" svg:width="2.5cm" svg:height="1cm" svg:x="5.485cm" svg:y="11.136cm">
          <text:p text:style-name="P1"><text:span text:style-name="T1">main</text:span></text:p>
        </draw:rect>
        <draw:rect draw:style-name="gr1" draw:text-style-name="P2" xml:id="id20" draw:id="id20" draw:layer="layout" svg:width="2.5cm" svg:height="1.016cm" svg:x="5.485cm" svg:y="14.544cm">
          <text:p text:style-name="P1"><text:span text:style-name="T1">basketball</text:span></text:p>
        </draw:rect>
        <draw:rect draw:style-name="gr1" draw:text-style-name="P2" xml:id="id21" draw:id="id21" draw:layer="layout" svg:width="2.5cm" svg:height="1cm" svg:x="9.26cm" svg:y="11.152cm">
          <text:p text:style-name="P1"><text:span text:style-name="T1">main</text:span></text:p>
        </draw:rect>
        <draw:rect draw:style-name="gr1" draw:text-style-name="P2" xml:id="id22" draw:id="id22" draw:layer="layout" svg:width="2.5cm" svg:height="1.016cm" svg:x="9.16cm" svg:y="14.56cm">
          <text:p text:style-name="P1"><text:span text:style-name="T1">basketball</text:span></text:p>
        </draw:rect>
        <draw:rect draw:style-name="gr1" draw:text-style-name="P2" xml:id="id28" draw:id="id28" draw:layer="layout" svg:width="2.5cm" svg:height="1cm" svg:x="18.667cm" svg:y="8.356cm">
          <text:p text:style-name="P1"><text:span text:style-name="T1">main</text:span></text:p>
        </draw:rect>
        <draw:rect draw:style-name="gr1" draw:text-style-name="P2" xml:id="id29" draw:id="id29" draw:layer="layout" svg:width="2.5cm" svg:height="1.016cm" svg:x="18.667cm" svg:y="9.864cm">
          <text:p text:style-name="P1"><text:span text:style-name="T1">basketball</text:span></text:p>
        </draw:rect>
        <draw:connector draw:style-name="gr2" draw:text-style-name="P1" draw:layer="layout" svg:x1="1.983cm" svg:y1="9.393cm" svg:x2="2.016cm" svg:y2="11.652cm" draw:start-shape="id14" draw:start-glue-point="3" draw:end-shape="id17" draw:end-glue-point="3" svg:d="m1983 9393h-501v2259h534">
          <text:p/>
        </draw:connector>
        <draw:connector draw:style-name="gr2" draw:text-style-name="P1" draw:layer="layout" svg:x1="1.983cm" svg:y1="9.393cm" svg:x2="2.016cm" svg:y2="15.068cm" draw:start-shape="id14" draw:start-glue-point="3" draw:end-shape="id18" draw:end-glue-point="3" svg:d="m1983 9393h-501v5675h534">
          <text:p/>
        </draw:connector>
        <draw:connector draw:style-name="gr2" draw:text-style-name="P1" draw:layer="layout" svg:x1="5.483cm" svg:y1="9.393cm" svg:x2="5.485cm" svg:y2="11.636cm" draw:start-shape="id13" draw:start-glue-point="3" draw:end-shape="id19" draw:end-glue-point="3" svg:d="m5483 9393h-501v2243h503">
          <text:p/>
        </draw:connector>
        <draw:connector draw:style-name="gr2" draw:text-style-name="P1" draw:layer="layout" svg:x1="5.483cm" svg:y1="9.393cm" svg:x2="5.485cm" svg:y2="15.052cm" draw:start-shape="id13" draw:start-glue-point="3" draw:end-shape="id20" draw:end-glue-point="3" svg:d="m5483 9393h-501v5659h503">
          <text:p/>
        </draw:connector>
        <draw:connector draw:style-name="gr2" draw:text-style-name="P1" draw:layer="layout" svg:x1="9.023cm" svg:y1="9.393cm" svg:x2="9.26cm" svg:y2="11.652cm" draw:start-shape="id12" draw:start-glue-point="3" draw:end-shape="id21" draw:end-glue-point="3" svg:d="m9023 9393h-501v2259h738">
          <text:p/>
        </draw:connector>
        <draw:connector draw:style-name="gr2" draw:text-style-name="P1" draw:layer="layout" svg:x1="9.023cm" svg:y1="9.393cm" svg:x2="9.16cm" svg:y2="15.068cm" draw:start-shape="id12" draw:start-glue-point="3" draw:end-shape="id22" svg:d="m9023 9393h-501v5675h638">
          <text:p/>
        </draw:connector>
        <draw:connector draw:style-name="gr2" draw:text-style-name="P1" draw:layer="layout" svg:x1="13.161cm" svg:y1="6.765cm" svg:x2="13.716cm" svg:y2="8.671cm" draw:start-shape="id23" draw:start-glue-point="3" draw:end-shape="id24" draw:end-glue-point="3" svg:d="m13161 6765h-501v1906h1056">
          <text:p/>
        </draw:connector>
        <draw:connector draw:style-name="gr2" draw:text-style-name="P1" draw:layer="layout" svg:x1="13.716cm" svg:y1="8.671cm" svg:x2="14.468cm" svg:y2="10.557cm" draw:start-shape="id24" draw:end-shape="id25" draw:end-glue-point="3" svg:d="m13716 8671h-501v1886h1253">
          <text:p/>
        </draw:connector>
        <draw:connector draw:style-name="gr2" draw:text-style-name="P1" draw:layer="layout" svg:x1="13.716cm" svg:y1="8.671cm" svg:x2="14.468cm" svg:y2="13.873cm" draw:start-shape="id24" draw:end-shape="id26" draw:end-glue-point="3" svg:d="m13716 8671h-501v5202h1253">
          <text:p/>
        </draw:connector>
        <draw:connector draw:style-name="gr2" draw:text-style-name="P1" draw:layer="layout" svg:x1="17.983cm" svg:y1="6.85cm" svg:x2="18.667cm" svg:y2="8.856cm" draw:start-shape="id27" draw:start-glue-point="3" draw:end-shape="id28" draw:end-glue-point="3" svg:d="m17983 6850h-501v2006h1185">
          <text:p/>
        </draw:connector>
        <draw:connector draw:style-name="gr2" draw:text-style-name="P1" draw:layer="layout" svg:x1="17.983cm" svg:y1="6.85cm" svg:x2="18.667cm" svg:y2="10.372cm" draw:start-shape="id27" draw:end-shape="id29" draw:end-glue-point="3" svg:d="m17983 6850h-501v3522h1185">
          <text:p/>
        </draw:connector>
        <draw:custom-shape draw:style-name="gr3" draw:text-style-name="P3" xml:id="id30" draw:id="id30" draw:layer="layout" svg:width="2.032cm" svg:height="0.832cm" svg:x="2.443cm" svg:y="12.663cm">
          <text:p text:style-name="P1"><text:span text:style-name="T2">home.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31" draw:id="id31" draw:layer="layout" svg:width="2.032cm" svg:height="0.832cm" svg:x="2.397cm" svg:y="16.173cm">
          <text:p text:style-name="P1"><text:span text:style-name="T2">home.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svg:x1="3.266cm" svg:y1="12.152cm" svg:x2="3.459cm" svg:y2="12.663cm" draw:start-shape="id17" draw:start-glue-point="2" draw:end-shape="id30" draw:end-glue-point="4" svg:d="m3266 12152v256h193v255">
          <text:p/>
        </draw:connector>
        <draw:connector draw:style-name="gr2" draw:text-style-name="P1" draw:layer="layout" svg:x1="3.266cm" svg:y1="15.576cm" svg:x2="3.413cm" svg:y2="16.173cm" draw:start-shape="id18" draw:start-glue-point="2" draw:end-shape="id31" draw:end-glue-point="4" svg:d="m3266 15576v299h147v298">
          <text:p/>
        </draw:connector>
        <draw:custom-shape draw:style-name="gr3" draw:text-style-name="P3" xml:id="id32" draw:id="id32" draw:layer="layout" svg:width="2.032cm" svg:height="0.832cm" svg:x="9.636cm" svg:y="12.69cm">
          <text:p text:style-name="P1"><text:span text:style-name="T2">home.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33" draw:id="id33" draw:layer="layout" svg:width="2.032cm" svg:height="0.832cm" svg:x="9.609cm" svg:y="16.216cm">
          <text:p text:style-name="P1"><text:span text:style-name="T2">home.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svg:x1="10.51cm" svg:y1="12.152cm" svg:x2="10.652cm" svg:y2="12.69cm" draw:start-shape="id21" draw:start-glue-point="2" draw:end-shape="id32" draw:end-glue-point="4" svg:d="m10510 12152v269h142v269">
          <text:p/>
        </draw:connector>
        <draw:connector draw:style-name="gr2" draw:text-style-name="P1" draw:layer="layout" svg:x1="10.41cm" svg:y1="15.576cm" svg:x2="10.625cm" svg:y2="16.216cm" draw:start-shape="id22" draw:start-glue-point="2" draw:end-shape="id33" draw:end-glue-point="4" svg:d="m10410 15576v320h215v320">
          <text:p/>
        </draw:connector>
        <draw:rect draw:style-name="gr1" draw:text-style-name="P2" xml:id="id34" draw:id="id34" draw:layer="layout" svg:width="2.5cm" svg:height="1cm" svg:x="9.111cm" svg:y="4.128cm">
          <text:p text:style-name="P1"><text:span text:style-name="T1">public</text:span></text:p>
          <text:p text:style-name="P1"><text:span text:style-name="T1">(web root)</text:span></text:p>
        </draw:rect>
        <draw:connector draw:style-name="gr2" draw:text-style-name="P1" draw:layer="layout" svg:x1="14.357cm" svg:y1="3cm" svg:x2="10.361cm" svg:y2="4.128cm" draw:start-shape="id15" draw:start-glue-point="2" draw:end-shape="id34" draw:end-glue-point="0" svg:d="m14357 3000v564h-3996v564">
          <text:p/>
        </draw:connector>
        <draw:connector draw:style-name="gr2" draw:text-style-name="P1" draw:layer="layout" svg:x1="10.361cm" svg:y1="5.128cm" svg:x2="10.456cm" svg:y2="6.229cm" draw:start-shape="id34" draw:start-glue-point="2" draw:end-shape="id35" svg:d="m10361 5128v551h95v550">
          <text:p/>
        </draw:connector>
        <draw:connector draw:style-name="gr2" draw:text-style-name="P1" draw:layer="layout" svg:x1="10.361cm" svg:y1="5.128cm" svg:x2="6.227cm" svg:y2="6.229cm" draw:start-shape="id34" draw:start-glue-point="2" draw:end-shape="id11" svg:d="m10361 5128v551h-4134v550">
          <text:p/>
        </draw:connector>
        <draw:connector draw:style-name="gr2" draw:text-style-name="P1" draw:layer="layout" svg:x1="10.361cm" svg:y1="5.128cm" svg:x2="14.411cm" svg:y2="6.265cm" draw:start-shape="id34" draw:start-glue-point="2" draw:end-shape="id23" draw:end-glue-point="0" svg:d="m10361 5128v569h4050v568">
          <text:p/>
        </draw:connector>
        <draw:connector draw:style-name="gr2" draw:text-style-name="P1" draw:layer="layout" svg:x1="10.361cm" svg:y1="5.128cm" svg:x2="19.233cm" svg:y2="6.35cm" draw:start-shape="id34" draw:start-glue-point="2" draw:end-shape="id27" svg:d="m10361 5128v611h8872v611">
          <text:p/>
        </draw:connector>
        <draw:connector draw:style-name="gr2" draw:text-style-name="P1" draw:layer="layout" svg:x1="10.361cm" svg:y1="5.128cm" svg:x2="22.496cm" svg:y2="6.326cm" draw:start-shape="id34" draw:start-glue-point="2" draw:end-shape="id36" svg:d="m10361 5128v599h12135v599">
          <text:p/>
        </draw:connector>
        <draw:connector draw:style-name="gr2" draw:text-style-name="P1" draw:layer="layout" svg:x1="10.361cm" svg:y1="5.128cm" svg:x2="25.669cm" svg:y2="6.293cm" draw:start-shape="id34" draw:end-shape="id37" draw:end-glue-point="4" svg:d="m10361 5128v582h15308v5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6M37S</meta:editing-duration>
    <meta:editing-cycles>8</meta:editing-cycles>
    <meta:generator>OpenOffice.org/3.4.1$Win32 OpenOffice.org_project/341m1$Build-9593</meta:generator>
    <dc:date>2013-05-09T14:02:18.45</dc:date>
    <meta:document-statistic meta:object-count="74"/>
  </office:meta>
</office:document-meta>
</file>